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B0000018FC764B6231226CC48.png" manifest:media-type="image/png"/>
  <manifest:file-entry manifest:full-path="Pictures/10000201000002D1000001CD197741D8DFD41BEF.png" manifest:media-type="image/png"/>
  <manifest:file-entry manifest:full-path="Pictures/100002010000026D000000D03696D1C866FC510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Aptos" svg:font-family="Aptos" style:font-family-generic="roman" style:font-pitch="variable"/>
    <style:font-face style:name="Aptos Display" svg:font-family="'Aptos Display'"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ptos1" svg:font-family="Aptos"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1.566in"/>
    </style:style>
    <style:style style:name="Table1.B" style:family="table-column">
      <style:table-column-properties style:column-width="3.7778in"/>
    </style:style>
    <style:style style:name="Table1.C" style:family="table-column">
      <style:table-column-properties style:column-width="1.149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bfbfbf"/>
    </style:style>
    <style:style style:name="P1" style:family="paragraph" style:parent-style-name="Standard">
      <style:text-properties fo:font-weight="bold" style:font-weight-asian="bold"/>
    </style:style>
    <style:style style:name="P2" style:family="paragraph" style:parent-style-name="Standard" style:list-style-name="WWNum4">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 style:family="paragraph" style:parent-style-name="Standard" style:list-style-name="WWNum3">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4" style:family="paragraph" style:parent-style-name="Standard" style:list-style-name="WWNum2">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5" style:family="paragraph" style:parent-style-name="Standard" style:list-style-name="WWNum5">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6" style:family="paragraph" style:parent-style-name="Standard" style:list-style-name="WWNum6">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7" style:family="paragraph" style:parent-style-name="Standard" style:list-style-name="WWNum7">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8" style:family="paragraph" style:parent-style-name="Standard" style:list-style-name="WWNum1">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9" style:family="paragraph" style:parent-style-name="Standard" style:list-style-name="WWNum8">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0" style:family="paragraph" style:parent-style-name="Standard" style:list-style-name="WWNum4">
      <style:paragraph-properties fo:margin-left="0.5in" fo:margin-right="0in" fo:margin-top="0in" fo:margin-bottom="0.111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1" style:family="paragraph" style:parent-style-name="Standard" style:list-style-name="WWNum3">
      <style:paragraph-properties fo:margin-left="0.5in" fo:margin-right="0in" fo:margin-top="0in" fo:margin-bottom="0.111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2" style:family="paragraph" style:parent-style-name="Standard" style:list-style-name="WWNum2">
      <style:paragraph-properties fo:margin-left="0.5in" fo:margin-right="0in" fo:margin-top="0in" fo:margin-bottom="0.111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3" style:family="paragraph" style:parent-style-name="Standard" style:list-style-name="WWNum5">
      <style:paragraph-properties fo:margin-left="0.5in" fo:margin-right="0in" fo:margin-top="0in" fo:margin-bottom="0.111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4" style:family="paragraph" style:parent-style-name="Standard" style:list-style-name="WWNum6">
      <style:paragraph-properties fo:margin-left="0.5in" fo:margin-right="0in" fo:margin-top="0in" fo:margin-bottom="0.111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5" style:family="paragraph" style:parent-style-name="Standard" style:list-style-name="WWNum7">
      <style:paragraph-properties fo:margin-left="0.5in" fo:margin-right="0in" fo:margin-top="0in" fo:margin-bottom="0.111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6" style:family="paragraph" style:parent-style-name="Standard" style:list-style-name="WWNum1">
      <style:paragraph-properties fo:margin-left="0.5in" fo:margin-right="0in" fo:margin-top="0in" fo:margin-bottom="0.111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7" style:family="paragraph" style:parent-style-name="Standard" style:list-style-name="WWNum8">
      <style:paragraph-properties fo:margin-left="0.5in" fo:margin-right="0in" fo:margin-top="0in" fo:margin-bottom="0.111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8"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19"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0" style:family="paragraph" style:parent-style-name="Standard">
      <style:paragraph-properties fo:margin-left="0.5in" fo:margin-right="0in" fo:margin-top="0in" fo:margin-bottom="0.111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21" style:family="paragraph" style:parent-style-name="Standard">
      <style:paragraph-properties fo:margin-left="0.5in" fo:margin-right="0in" fo:margin-top="0in" fo:margin-bottom="0.111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2" style:family="paragraph" style:parent-style-name="Title" style:master-page-name="Standard">
      <style:paragraph-properties style:page-number="1"/>
    </style:style>
    <style:style style:name="T1" style:family="text">
      <style:text-properties fo:font-weight="bold" style:font-weight-asian="bold"/>
    </style:style>
    <style:style style:name="T2" style:family="text">
      <style:text-properties fo:font-weight="normal" style:font-weight-asian="normal"/>
    </style:style>
    <style:style style:name="T3" style:family="text">
      <style:text-properties fo:font-variant="normal" fo:text-transform="none" fo:color="#0000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T4" style:family="text">
      <style:text-properties fo:font-variant="normal" fo:text-transform="none" fo:color="#000000" style:text-line-through-style="none" style:text-line-through-type="none" style:text-position="0% 100%" style:font-name="Aptos" fo:font-size="12pt" fo:font-style="normal" style:text-underline-style="none" fo:font-weight="bold" style:font-name-asian="Aptos1" style:font-size-asian="12pt" style:font-style-asian="normal" style:font-weight-asian="bold" style:font-name-complex="Aptos1" style:font-size-complex="12pt"/>
    </style:style>
    <style:style style:name="T5" style:family="text">
      <style:text-properties fo:font-variant="normal" fo:text-transform="none" fo:color="#000000" style:text-line-through-style="none" style:text-line-through-type="none" style:text-position="0% 100%" style:font-name="Aptos" fo:font-size="12pt" fo:font-style="normal" style:text-underline-style="solid" style:text-underline-width="auto" style:text-underline-color="font-color" fo:font-weight="normal" style:font-name-asian="Aptos1" style:font-size-asian="12pt" style:font-style-asian="normal" style:font-weight-asian="normal" style:font-name-complex="Aptos1" style:font-size-complex="12pt"/>
    </style:style>
    <style:style style:name="T6" style:family="text">
      <style:text-properties fo:font-variant="normal" fo:text-transform="none" fo:color="#000000" style:text-line-through-style="none" style:text-line-through-type="none" style:text-position="0% 100%" style:font-name="Consolas" fo:font-size="12pt" fo:font-style="normal" style:text-underline-style="none" fo:font-weight="normal" style:font-name-asian="Consolas1" style:font-size-asian="12pt" style:font-style-asian="normal" style:font-weight-asian="normal" style:font-name-complex="Consolas1" style:font-size-complex="12pt"/>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Curso de java</text:p>
      <text:h text:style-name="Heading_20_2" text:outline-level="2">javac</text:h>
      <text:p text:style-name="Standard">Es el compilador que nos provee el JDK, convierte el codigo de java en bytecode, que luego es utilizado por la JVM para correr el programa. La JVM convierte el codigo bytecode en codigo maquina, que puede ser ejecutado por el procesador</text:p>
      <text:h text:style-name="Heading_20_2" text:outline-level="2">jshell</text:h>
      <text:p text:style-name="Standard">Consola de comandos de java que permite ejecutar codigo sin crear clases o un metodo principal, sirve probar fragmentos de codigo u aprender.</text:p>
      <text:h text:style-name="Heading_20_2" text:outline-level="2">Como corre java?</text:h>
      <text:p text:style-name="Standard">Compilador: se encarga de convertir el human-readable code en bytecode. </text:p>
      <text:p text:style-name="Standard">JVM: Java Virtual Machine, transforma el btecodigo en machine code y lo ejecuta.</text:p>
      <text:p text:style-name="Standard">JRE: Provee a la JVM de las librerias y configuraciones necesarias para funcionar.</text:p>
      <text:p text:style-name="Standard">java -&gt; <text:span text:style-name="T1">COMPILADOR</text:span> -&gt; bytecode -&gt; <text:span text:style-name="T1">JVM</text:span> -&gt; machine code -&gt; <text:span text:style-name="T1">RUN</text:span></text:p>
      <text:h text:style-name="Heading_20_2" text:outline-level="2">JRE vs JVM</text:h>
      <text:p text:style-name="Standard">JRE es un paquete que incluye a la JVM, pero ademas tiene archivos de configuracion y las librerias necesarias para que la JVM pueda correr el codigo.</text:p>
      <text:h text:style-name="Heading_20_2" text:outline-level="2">JDK</text:h>
      <text:p text:style-name="Standard">Paquete que contiene un JRE, por lo tanto una JVM, y tambien un compilador de java <text:s/>(javac).</text:p>
      <text:h text:style-name="Heading_20_2" text:outline-level="2">Compilar y ejecutar un .java</text:h>
      <text:p text:style-name="Standard">javac ${nombreArchivo}.java </text:p>
      <text:p text:style-name="Standard">java ${nombreArchivo}</text:p>
      <text:p text:style-name="Standard"/>
      <text:p text:style-name="Standard"/>
      <text:h text:style-name="Heading_20_2" text:outline-level="2"/>
      <text:h text:style-name="Heading_20_2" text:outline-level="2"><text:soft-page-break/>Variables primitivas y sus wrappers</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ipo primitivo (tamaño)</text:p>
          </table:table-cell>
          <table:table-cell table:style-name="Table1.A1" office:value-type="string">
            <text:p text:style-name="Standard">Rango</text:p>
          </table:table-cell>
          <table:table-cell table:style-name="Table1.A1" office:value-type="string">
            <text:p text:style-name="Standard">Clase Wrapper</text:p>
          </table:table-cell>
        </table:table-row>
        <table:table-row table:style-name="Table1.1">
          <table:table-cell table:style-name="Table1.A1" office:value-type="string">
            <text:p text:style-name="Standard"><text:span text:style-name="T2">byte (1)</text:span></text:p>
          </table:table-cell>
          <table:table-cell table:style-name="Table1.A1" office:value-type="string">
            <text:p text:style-name="Standard">-128 a 127</text:p>
          </table:table-cell>
          <table:table-cell table:style-name="Table1.A1" office:value-type="string">
            <text:p text:style-name="Standard">Byte</text:p>
          </table:table-cell>
        </table:table-row>
        <table:table-row table:style-name="Table1.1">
          <table:table-cell table:style-name="Table1.A1" office:value-type="string">
            <text:p text:style-name="Standard"><text:span text:style-name="T2">short (2)</text:span></text:p>
          </table:table-cell>
          <table:table-cell table:style-name="Table1.A1" office:value-type="string">
            <text:p text:style-name="Standard">-32,768 a 32,767</text:p>
          </table:table-cell>
          <table:table-cell table:style-name="Table1.A1" office:value-type="string">
            <text:p text:style-name="Standard">Short</text:p>
          </table:table-cell>
        </table:table-row>
        <table:table-row table:style-name="Table1.1">
          <table:table-cell table:style-name="Table1.A1" office:value-type="string">
            <text:p text:style-name="Standard"><text:span text:style-name="T2">int (4)</text:span></text:p>
          </table:table-cell>
          <table:table-cell table:style-name="Table1.A1" office:value-type="string">
            <text:p text:style-name="Standard">±2 mil millones aprox</text:p>
          </table:table-cell>
          <table:table-cell table:style-name="Table1.A1" office:value-type="string">
            <text:p text:style-name="Standard">Integer</text:p>
          </table:table-cell>
        </table:table-row>
        <table:table-row table:style-name="Table1.1">
          <table:table-cell table:style-name="Table1.A1" office:value-type="string">
            <text:p text:style-name="Standard"><text:span text:style-name="T2">long (8)</text:span></text:p>
          </table:table-cell>
          <table:table-cell table:style-name="Table1.A1" office:value-type="string">
            <text:p text:style-name="Standard">±9 quintillones aprox</text:p>
          </table:table-cell>
          <table:table-cell table:style-name="Table1.A1" office:value-type="string">
            <text:p text:style-name="Standard">Long</text:p>
          </table:table-cell>
        </table:table-row>
        <table:table-row table:style-name="Table1.1">
          <table:table-cell table:style-name="Table1.A1" office:value-type="string">
            <text:p text:style-name="Standard"><text:span text:style-name="T2">float (4)</text:span></text:p>
          </table:table-cell>
          <table:table-cell table:style-name="Table1.A1" office:value-type="string">
            <text:p text:style-name="Standard">Precisión simple (32 bits IEEE 754)</text:p>
          </table:table-cell>
          <table:table-cell table:style-name="Table1.A1" office:value-type="string">
            <text:p text:style-name="Standard">Float</text:p>
          </table:table-cell>
        </table:table-row>
        <table:table-row table:style-name="Table1.1">
          <table:table-cell table:style-name="Table1.A1" office:value-type="string">
            <text:p text:style-name="Standard"><text:span text:style-name="T2">double (8)</text:span></text:p>
          </table:table-cell>
          <table:table-cell table:style-name="Table1.A1" office:value-type="string">
            <text:p text:style-name="Standard">Precisión doble (64 bits IEEE 754)</text:p>
          </table:table-cell>
          <table:table-cell table:style-name="Table1.A1" office:value-type="string">
            <text:p text:style-name="Standard">Double</text:p>
          </table:table-cell>
        </table:table-row>
        <table:table-row table:style-name="Table1.1">
          <table:table-cell table:style-name="Table1.A1" office:value-type="string">
            <text:p text:style-name="Standard"><text:span text:style-name="T2">char (2)</text:span></text:p>
          </table:table-cell>
          <table:table-cell table:style-name="Table1.A1" office:value-type="string">
            <text:p text:style-name="Standard">Representa un carácter Unicode</text:p>
          </table:table-cell>
          <table:table-cell table:style-name="Table1.A1" office:value-type="string">
            <text:p text:style-name="Standard">Character</text:p>
          </table:table-cell>
        </table:table-row>
        <table:table-row table:style-name="Table1.1">
          <table:table-cell table:style-name="Table1.A1" office:value-type="string">
            <text:p text:style-name="Standard"><text:span text:style-name="T2">boolean (1)</text:span></text:p>
          </table:table-cell>
          <table:table-cell table:style-name="Table1.A1" office:value-type="string">
            <text:p text:style-name="Standard">Técnicamente usa 1 bit, pero en objetos puede ocupar 1 byte o más</text:p>
          </table:table-cell>
          <table:table-cell table:style-name="Table1.A1" office:value-type="string">
            <text:p text:style-name="Standard">Boolean</text:p>
          </table:table-cell>
        </table:table-row>
      </table:table>
      <text:p text:style-name="Standard"/>
      <text:p text:style-name="Standard">En java, todo es un objeto, excepto los tipos primitivos. Estos son mas eficientes de utilizar, pero no tienen las funcionalidades que nos otorgan sus wrappers. Por ejemplo, int es mas rapido, porque no es necesario alojar un objeto Int en el heap. Pero su wrapper, Integer, es mas lenta de utilizar, pero nos provee de metodos como el toString() y muchos mas.</text:p>
      <text:h text:style-name="Heading_20_2" text:outline-level="2">Method overloading</text:h>
      <text:p text:style-name="Standard">Una clase puede tener metodos con los mismos nombres siempre y cuando tengan distintos parametros.</text:p>
      <text:h text:style-name="Heading_20_2" text:outline-level="2">Method overriding</text:h>
      <text:p text:style-name="Standard">Es cuando reemplazamos el comportamiento de un metodo existente al heredar una clase, o implementamos el metodo de una interfaz.</text:p>
      <text:h text:style-name="Heading_20_2" text:outline-level="2">Stack </text:h>
      <text:p text:style-name="Standard">Es una pila con disciplina LIFO, en formato KEY:VALUE . Cada key es el nombre de una variable, y el value es su valor. Cada metodo de una clase, va a tener su propio stack.</text:p>
      <text:p text:style-name="Standard">Al instanciar un objeto y asignarlo a una variable “obj” , el objeto, junto con sus variables de instancia y metodos, seran guardados en el heap, mientras que el value de “obj” será la direccion en memoria de este objeto en el heap. Entonces las variables objeto, son en realidad, referencias al objeto real. <draw:frame draw:style-name="fr1" draw:name="image3.png" text:anchor-type="char" svg:x="3.5811in" svg:y="0.3228in" svg:width="2.8209in" svg:height="0.9472in" draw:z-index="1"><draw:image xlink:href="Pictures/100002010000026D000000D03696D1C866FC5100.png" xlink:type="simple" xlink:show="embed" xlink:actuate="onLoad" loext:mime-type="image/png"/></draw:frame></text:p>
      <text:h text:style-name="Heading_20_2" text:outline-level="2">Heap</text:h>
      <text:p text:style-name="Standard">Es un espacio en memoria que puede variar en tamaño, ahi se almacenan los objetos instanciados. Las variables de referencia, contienen la direccion del objeto instanciado en el heap.</text:p>
      <text:h text:style-name="Heading_20_2" text:outline-level="2"><text:soft-page-break/>Jagged array</text:h>
      <text:p text:style-name="Standard">An array that contains other arrays that vary in size. <text:s/></text:p>
      <text:h text:style-name="Heading_20_2" text:outline-level="2">3D array</text:h>
      <text:p text:style-name="Standard">An array that contains an array of arrays. int[][][]</text:p>
      <text:h text:style-name="Heading_20_2" text:outline-level="2">String y StringBuffer</text:h>
      <text:p text:style-name="Standard">Al instanciar un objeto de tipo String, una variable en el stack va a hacer referencia a la direccion del objeto en el heap. La cadena de caracteres del string va a estar en el heap, por ejemplo “hola”. Si yo creo una</text:p>
      <text:h text:style-name="Heading_20_2" text:outline-level="2">Metodos y variables estaticos</text:h>
      <text:p text:style-name="Standard">Lo estatico pertenece a la clase y no al objeto. Se pueden acceder a valores y metodos directamente de una clase, sin la necesidad de instanciarla. No se pueden utilizar variables de instancia en un metodo estatico.</text:p>
      <text:list xml:id="list3277452405" text:style-name="WWNum4">
        <text:list-item>
          <text:p text:style-name="P2"><text:span text:style-name="T3">clases: no pueden ser estaticas <text:s/>menos que sean una clase dentro de otra clase (clase interna).</text:span></text:p>
        </text:list-item>
        <text:list-item>
          <text:p text:style-name="P10"><text:span text:style-name="T3">variables y metodos: pueden ser estaticos, osea que se puede acceder a ellos sin la necesidad de instanciar la clase.</text:span></text:p>
        </text:list-item>
      </text:list>
      <text:h text:style-name="Heading_20_2" text:outline-level="2">Static block </text:h>
      <text:p text:style-name="Standard">El bloque estatico ejecuta codigo estatico de una clase, justo antes de ser instanciada, y solo UNA vez en todo el programa. Sirve para inicializar recursos, asignar valores a las variables estaticas, etc. Si se crea un segundo objeto de esta clase, el codigo no correrá. Si queremos ejecutar el bloque estatico sin instanciar la clase, usamos el Class.forName()</text:p>
      <text:h text:style-name="Heading_20_2" text:outline-level="2">Palabra reservada: Final <text:s/>(como constant en C)</text:h>
      <text:p text:style-name="Standard">Una variable, un metodo o una clase pueden ser constantes con FINAL:</text:p>
      <text:list xml:id="list72007533" text:style-name="WWNum3">
        <text:list-item>
          <text:p text:style-name="P3"><text:span text:style-name="T3">variable final: no puede ser modificada</text:span></text:p>
        </text:list-item>
        <text:list-item>
          <text:p text:style-name="P3"><text:span text:style-name="T3">metodo final: no puede ser reemplazado (override) pero si puede ser sobrecargado (overloaded)</text:span></text:p>
        </text:list-item>
        <text:list-item>
          <text:p text:style-name="P11"><text:span text:style-name="T3">clase final: no puede ser heredada</text:span></text:p>
        </text:list-item>
      </text:list>
      <text:p text:style-name="Standard"/>
      <text:h text:style-name="Heading_20_2" text:outline-level="2">Clases y Herencia</text:h>
      <text:p text:style-name="Standard">No lo voy a resumir porque ya esta muy visto, pero voy a remarcar conceptos importantes. </text:p>
      <text:list xml:id="list2376392622" text:style-name="WWNum2">
        <text:list-item>
          <text:p text:style-name="P4"><text:span text:style-name="T3">java no soporta herencia multiple. Supongamos las clases independientes A,B,C. <text:s/>etonces C puede heredar de A o de B, pero no de ambas a la vez.</text:span></text:p>
        </text:list-item>
        <text:list-item>
          <text:p text:style-name="P4"><text:soft-page-break/><text:span text:style-name="T3">El metodo super() es llamado implicitamente aunque no lo hayamos escrito.</text:span></text:p>
        </text:list-item>
        <text:list-item>
          <text:p text:style-name="P12"><text:span text:style-name="T3">Todas las clases en java extienden la clase Object</text:span></text:p>
        </text:list-item>
      </text:list>
      <text:h text:style-name="Heading_20_2" text:outline-level="2">equals y hashCode()</text:h>
      <text:list xml:id="list2430559655" text:style-name="WWNum5">
        <text:list-item>
          <text:p text:style-name="P5"><text:span text:style-name="T4">equals</text:span><text:span text:style-name="T3">(), por defecto, calcula si dos referencias apuntan al mismo objeto en memoria, es decir, si dos variables, o dos objetos representan el mismo. Este metodo puede ser reemplazado, para comparar si dos objetos distintos, tienen las mismas variables internas, como el mismo nombre.</text:span></text:p>
        </text:list-item>
        <text:list-item>
          <text:p text:style-name="P13"><text:span text:style-name="T4">hashCode</text:span><text:span text:style-name="T3">() calcula el hash de un objeto en funcion de sus variables.</text:span></text:p>
        </text:list-item>
      </text:list>
      <text:p text:style-name="Standard"/>
      <text:h text:style-name="Heading_20_2" text:outline-level="2">Upcasting y Downcasting en clases</text:h>
      <text:p text:style-name="Standard">supongamos que tengo dos clases A y B que extiende A.</text:p>
      <text:list xml:id="list1800234479" text:style-name="WWNum6">
        <text:list-item>
          <text:p text:style-name="P6"><text:span text:style-name="T5">upcasting</text:span><text:span text:style-name="T3">: creo B y lo casteo en una referencia a una clase A. Esto se puede hacer implicitamente y es seguro, ya que B es un tipo de A.</text:span></text:p>
        </text:list-item>
        <text:list-item>
          <text:p text:style-name="P14"><text:span text:style-name="T5">downcasting</text:span><text:span text:style-name="T3">: creo una clase de A y lo casteo en una referencia a una clase B. Esto se debe castear de forma explicita y es inseguro, ya que A no conoce a B.</text:span></text:p>
        </text:list-item>
      </text:list>
      <text:h text:style-name="Heading_20_2" text:outline-level="2"><text:bookmark text:name="_heading=h.m2urejcwbctn"/>Clases abstractas</text:h>
      <text:p text:style-name="Standard">Son clases que no se pueden <text:s/>instanciar por si solas, pero si se pueden extender. Pueden contener metodos comunes para sobreescribir opcionalmente, o metodos abstractos que solo estan declarados, y obligatoriamente deben ser implementados. Por ejemplo, la clase Animal, debe ser abstracta, ya que solo es posible instanciar por ejemplo, un Perro o un Gato, pero un animal, es un concepto abstracto.</text:p>
      <text:p text:style-name="Standard">El metodo abstracto se declara asi: <text:span text:style-name="T1">public abstract void method();</text:span></text:p>
      <text:h text:style-name="Heading_20_2" text:outline-level="2">Clases internas</text:h>
      <text:p text:style-name="Standard">Una clase puede contener dentro otras clases, ya sean abstractas o concretas. Su forma de instanciacion varía dependiendo de eso:</text:p>
      <text:list xml:id="list1512478185" text:style-name="WWNum7">
        <text:list-item>
          <text:p text:style-name="P7"><text:span text:style-name="T3">A a = new A();</text:span></text:p>
        </text:list-item>
        <text:list-item>
          <text:p text:style-name="P7"><text:span text:style-name="T3">A.B b = new A.B(); // For static inner classes</text:span></text:p>
        </text:list-item>
        <text:list-item>
          <text:p text:style-name="P15"><text:span text:style-name="T3">A.C c = a.new C(); // For non static inner classes</text:span></text:p>
        </text:list-item>
      </text:list>
      <text:h text:style-name="Heading_20_2" text:outline-level="2">Interfaces</text:h>
      <text:p text:style-name="Standard">Son estructuras, en donde se declaran metodos (semejante a una clase abstracta) solo que no son clases, y por defecto, todos los metodos declarados son publicos y abstractos. Sus variables son FINAL y STATIC por defecto.</text:p>
      <text:p text:style-name="Standard">Hay 3 tipos de interfaces:</text:p>
      <text:list xml:id="list1760768932" text:style-name="WWNum1">
        <text:list-item>
          <text:p text:style-name="P8"><text:soft-page-break/><text:span text:style-name="T5">comune</text:span><text:span text:style-name="T3">s: solo declaran metodos</text:span></text:p>
        </text:list-item>
        <text:list-item>
          <text:p text:style-name="P8"><text:span text:style-name="T5">funcionales</text:span><text:span text:style-name="T3">: implementan metodos</text:span></text:p>
        </text:list-item>
        <text:list-item>
          <text:p text:style-name="P16"><text:span text:style-name="T5">mock</text:span><text:span text:style-name="T3">: estan vacias</text:span></text:p>
        </text:list-item>
      </text:list>
      <text:h text:style-name="Heading_20_2" text:outline-level="2">Enum</text:h>
      <text:p text:style-name="Standard">Es un tipo de clase, que extiende de la clase java.lang.Enum que sirve para definir constantes, y reutilizarlas facilmente evitando errores.</text:p>
      <text:h text:style-name="Heading_20_2" text:outline-level="2">Anotaciones</text:h>
      <text:p text:style-name="Standard">Son maneras de aclarar nuestras intenciones en el codigo para prevenir errores logicos</text:p>
      <text:h text:style-name="Heading_20_2" text:outline-level="2">Serializacion / Deserializacion</text:h>
      <text:p text:style-name="Standard">La primera consiste en persistir un objeto en el almacenamiento persistente, la segunda consiste en cargar un objeto del almacenamiento persistente al heap.</text:p>
      <text:h text:style-name="Heading_20_2" text:outline-level="2">Throwables</text:h>
      <text:p text:style-name="Standard">Las excepciones y los errores extienden los Throwables. Los errores detienen obligatoriamente la ejecucion del codigo, mientras que las excepciones, nos permiten ser manejadas con el bloque try-catch. Podemos usar el catch multiples veces, para atrapar y manejar distintos tipos de excepciones que se arrojen durante la ejecucion del bloque.</text:p>
      <text:p text:style-name="Standard">Por otro lado, las excepciones se divicen en checked y unchecked. Cuando una linea de codigo puede arrojar una excepcion chequeada, el compilador nos obliga a manejar esa excepcion. Si no es chequeada, no nos obliga.</text:p>
      <text:p text:style-name="P1"/>
      <text:h text:style-name="Heading_20_2" text:outline-level="2">Extensiones recomendadas para VSCODE</text:h>
      <text:p text:style-name="Standard">Extension Pack for Java</text:p>
      <text:p text:style-name="Standard"/>
      <text:h text:style-name="Heading_20_2" text:outline-level="2">Configuracion recomendada para VSCODE</text:h>
      <text:h text:style-name="Heading_20_3" text:outline-level="3">Formateo automatico</text:h>
      <text:p text:style-name="Standard">in vscode:</text:p>
      <text:list xml:id="list2755668876" text:style-name="WWNum8">
        <text:list-item>
          <text:p text:style-name="P9"><text:span text:style-name="T3">ctrl + shift + x</text:span></text:p>
        </text:list-item>
        <text:list-item>
          <text:p text:style-name="P9"><text:span text:style-name="T3">install "Extension Pack for Java"</text:span></text:p>
        </text:list-item>
        <text:list-item>
          <text:p text:style-name="P9"><text:soft-page-break/><text:span text:style-name="T3">Open vscode settings (Ctrl + ,).</text:span></text:p>
        </text:list-item>
        <text:list-item>
          <text:p text:style-name="P9"><text:span text:style-name="T3">Search for: Format On Save</text:span></text:p>
        </text:list-item>
        <text:list-item>
          <text:p text:style-name="P17"><text:span text:style-name="T3">Check option: Editor: Format On Save</text:span></text:p>
        </text:list-item>
      </text:list>
      <text:p text:style-name="Standard">or mannualy:</text:p>
      <text:p text:style-name="Standard">download: https://github.com/google/google-java-format/releases</text:p>
      <text:p text:style-name="Standard">java -jar google-java-format-1.27.0-all-deps.jar --replace YourClass.java</text:p>
      <text:h text:style-name="Heading_20_2" text:outline-level="2">Source Action (vscode)</text:h>
      <text:p text:style-name="Standard">Nos deja realizar acciones repetitivas de manera automatica.</text:p>
      <text:p text:style-name="Standard"><draw:frame draw:style-name="fr2" draw:name="image1.png" text:anchor-type="as-char" svg:width="3.3693in" svg:height="2.1543in" draw:z-index="0"><draw:image xlink:href="Pictures/10000201000002D1000001CD197741D8DFD41BEF.png" xlink:type="simple" xlink:show="embed" xlink:actuate="onLoad" loext:mime-type="image/png"/></draw:frame><text:s/><draw:frame draw:style-name="fr3" draw:name="image2.png" text:anchor-type="char" svg:x="3.552in" svg:y="0.0075in" svg:width="2.1811in" svg:height="2.1181in" draw:z-index="0"><draw:image xlink:href="Pictures/100002010000019B0000018FC764B6231226CC48.png" xlink:type="simple" xlink:show="embed" xlink:actuate="onLoad" loext:mime-type="image/png"/></draw:frame></text:p>
      <text:h text:style-name="Heading_20_2" text:outline-level="2">Trucos / Preguntas dificiles</text:h>
      <text:h text:style-name="Heading_20_3" text:outline-level="3">1 Caracteres</text:h>
      <text:p text:style-name="P18"><text:span text:style-name="T6">char c = ‘a’;</text:span></text:p>
      <text:p text:style-name="P18"><text:span text:style-name="T6">char result = (char) <text:s/>c + 1;</text:span></text:p>
      <text:p text:style-name="P19"/>
      <text:p text:style-name="P20"><text:span text:style-name="T3">result vale ‘b’ porque ‘a’ <text:s/>es 98 en ascii, por lo que al sumarle 1 y castearlo como char, es la letra ‘b’.</text:span></text:p>
      <text:h text:style-name="Heading_20_3" text:outline-level="3">2 Condicionales con post increment</text:h>
      <text:p text:style-name="P18"><text:span text:style-name="T3">What will be the value of variables ‘x’ and ‘y’ from the given code?</text:span></text:p>
      <text:p text:style-name="P19"/>
      <text:p text:style-name="P18"><text:span text:style-name="T6">int x = 5;</text:span></text:p>
      <text:p text:style-name="P18"><text:span text:style-name="T6">int y = 10;</text:span></text:p>
      <text:p text:style-name="P18"><text:span text:style-name="T6">int z = (x++ &gt; 5 &amp;&amp; y-- &lt; 10) ? x-- : y;</text:span></text:p>
      <text:p text:style-name="P19"><text:soft-page-break/></text:p>
      <text:p text:style-name="P18"><text:span text:style-name="T3">La respuesta es (6,10) porque al evaluar 5 &gt; 5 es false entonces no se ejecuta el resto del condicional, luego a X se le asigna el valor de 6 por ser un post increment, y el valor de Y queda intacto.</text:span></text:p>
      <text:p text:style-name="P21"/>
      <text:h text:style-name="Heading_20_3" text:outline-level="3">2 Condicionales que modifican variables</text:h>
      <text:p text:style-name="P18"><text:span text:style-name="T3"><text:s text:c="4"/>int i, j;</text:span></text:p>
      <text:p text:style-name="P18"><text:span text:style-name="T3"><text:s text:c="4"/>i = 100;</text:span></text:p>
      <text:p text:style-name="P18"><text:span text:style-name="T3"><text:s text:c="4"/>j = 300;</text:span></text:p>
      <text:p text:style-name="P18"><text:span text:style-name="T3"><text:s text:c="4"/>while(++i &lt; --j);</text:span></text:p>
      <text:p text:style-name="P19"/>
      <text:p text:style-name="P20"><text:span text:style-name="T3">Por mas que sea un condicional, las variables SI son modificadas, por el hecho de estar usando “++” y “—“ en cambio de j + 1, en donde no se modificaria la vari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Aptos" svg:font-family="Aptos" style:font-family-generic="roman" style:font-pitch="variable"/>
    <style:font-face style:name="Aptos Display" svg:font-family="'Aptos Display'"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ptos1" svg:font-family="Aptos"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ptos" fo:font-size="12pt" fo:language="es" fo:country="ES" style:letter-kerning="false" style:font-name-asian="Aptos1" style:font-size-asian="12pt" style:language-asian="zh" style:country-asian="CN" style:font-name-complex="Apto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ptos" fo:font-size="12pt" fo:language="es" fo:country="ES" style:letter-kerning="false" style:font-name-asian="Aptos1" style:font-size-asian="12pt" style:language-asian="zh" style:country-asian="CN" style:font-name-complex="Apto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5in" fo:margin-bottom="0.0555in" loext:contextual-spacing="false" fo:keep-together="always" fo:keep-with-next="always"/>
      <style:text-properties fo:color="#0f4761"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normal" style:next-style-name="Standard" style:default-outline-level="2" style:list-style-name="" style:class="text">
      <style:paragraph-properties fo:margin-top="0.111in" fo:margin-bottom="0.0555in" loext:contextual-spacing="false" fo:keep-together="always" fo:keep-with-next="always"/>
      <style:text-properties fo:color="#0f4761"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normal" style:next-style-name="Standard" style:default-outline-level="3" style:list-style-name="" style:class="text">
      <style:paragraph-properties fo:margin-top="0.111in" fo:margin-bottom="0.0555in" loext:contextual-spacing="false" fo:keep-together="always" fo:keep-with-next="always"/>
      <style:text-properties fo:color="#0f4761"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normal" style:next-style-name="Standard" style:default-outline-level="4" style:list-style-name="" style:class="text">
      <style:paragraph-properties fo:margin-top="0.0555in" fo:margin-bottom="0.028in" loext:contextual-spacing="false" fo:keep-together="always" fo:keep-with-next="always"/>
      <style:text-properties fo:color="#0f4761"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normal" style:next-style-name="Standard" style:default-outline-level="5" style:list-style-name="" style:class="text">
      <style:paragraph-properties fo:margin-top="0.0555in" fo:margin-bottom="0.028in" loext:contextual-spacing="false" fo:keep-together="always" fo:keep-with-next="always"/>
      <style:text-properties fo:color="#0f4761"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normal" style:next-style-name="Standard" style:default-outline-level="6" style:list-style-name="" style:class="text">
      <style:paragraph-properties fo:margin-top="0.028in" fo:margin-bottom="0in" loext:contextual-spacing="false" fo:keep-together="always" fo:keep-with-next="always"/>
      <style:text-properties fo:color="#595959" fo:font-style="italic" style:font-name-asian="F" style:font-family-generic-asian="system" style:font-pitch-asian="variable" style:font-style-asian="italic" style:font-name-complex="F" style:font-family-generic-complex="system" style:font-pitch-complex="variable" style:font-style-complex="italic"/>
    </style:style>
    <style:style style:name="Title" style:family="paragraph" style:parent-style-name="normal" style:next-style-name="Standard" style:default-outline-level="" style:class="chapter">
      <style:paragraph-properties fo:margin-top="0in" fo:margin-bottom="0.0555in" loext:contextual-spacing="true" fo:line-height="100%"/>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Heading_20_7" style:display-name="Heading 7" style:family="paragraph" style:parent-style-name="normal" style:next-style-name="Standard" style:default-outline-level="7" style:list-style-name="" style:class="text">
      <style:paragraph-properties fo:margin-top="0.028in" fo:margin-bottom="0in" loext:contextual-spacing="false" fo:keep-together="always" fo:keep-with-next="always"/>
      <style:text-properties fo:color="#595959"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normal" style:next-style-name="Standard" style:default-outline-level="8" style:list-style-name="" style:class="text">
      <style:paragraph-properties fo:margin-top="0in" fo:margin-bottom="0in" loext:contextual-spacing="false" fo:keep-together="always" fo:keep-with-next="always"/>
      <style:text-properties fo:color="#272727"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normal" style:next-style-name="Standard" style:default-outline-level="9" style:list-style-name="" style:class="text">
      <style:paragraph-properties fo:margin-top="0in" fo:margin-bottom="0in" loext:contextual-spacing="false" fo:keep-together="always" fo:keep-with-next="always"/>
      <style:text-properties fo:color="#272727" style:font-name-asian="F" style:font-family-generic-asian="system" style:font-pitch-asian="variable" style:font-name-complex="F" style:font-family-generic-complex="system" style:font-pitch-complex="variable"/>
    </style:style>
    <style:style style:name="Subtitle" style:family="paragraph" style:parent-style-name="normal" style:next-style-name="Standard" style:default-outline-level="" style:class="chapter">
      <style:text-properties fo:color="#595959" fo:font-size="14pt" style:font-size-asian="14pt" style:font-size-complex="14pt"/>
    </style:style>
    <style:style style:name="Quote" style:family="paragraph" style:parent-style-name="normal" style:next-style-name="Standard" style:default-outline-level="">
      <style:paragraph-properties fo:margin-top="0.111in" fo:margin-bottom="0in" loext:contextual-spacing="false" fo:text-align="center" style:justify-single-word="false"/>
      <style:text-properties fo:color="#404040" fo:font-style="italic" style:font-style-asian="italic" style:font-style-complex="italic"/>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Intense_20_Quote" style:display-name="Intense Quote" style:family="paragraph" style:parent-style-name="normal" style:next-style-name="Standard" style:default-outline-level="">
      <style:paragraph-properties fo:margin-left="0.6in" fo:margin-right="0.6in" fo:margin-top="0.25in" fo:margin-bottom="0.25in" loext: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fo:font-style="italic" style:font-style-asian="italic"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style:text-properties fo:color="#0f4761"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style:text-properties fo:color="#0f4761" fo:font-size="14pt" style:font-name-asian="F" style:font-family-generic-asian="system" style:font-pitch-asian="variable" style:font-size-asian="14pt" style:font-name-complex="F" style:font-family-generic-complex="system" style:font-pitch-complex="variable" style:font-size-complex="14pt"/>
    </style:style>
    <style:style style:name="Heading_20_4_20_Char" style:display-name="Heading 4 Char" style:family="text" style:parent-style-name="Default_20_Paragraph_20_Font">
      <style:text-properties fo:color="#0f4761"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style:text-properties fo:color="#0f4761"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595959"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595959" style:font-name-asian="F" style:font-family-generic-asian="system" style:font-pitch-asian="variable" style:font-name-complex="F" style:font-family-generic-complex="system" style:font-pitch-complex="variable"/>
    </style:style>
    <style:style style:name="Heading_20_8_20_Char" style:display-name="Heading 8 Char" style:family="text" style:parent-style-name="Default_20_Paragraph_20_Font">
      <style:text-properties fo:color="#272727"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_20_Char" style:display-name="Heading 9 Char" style:family="text" style:parent-style-name="Default_20_Paragraph_20_Font">
      <style:text-properties fo:color="#272727" style:font-name-asian="F" style:font-family-generic-asian="system" style:font-pitch-asian="variable" style:font-name-complex="F"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style:text-properties fo:color="#595959" fo:font-size="14pt" fo:letter-spacing="0.0102in" style:font-name-asian="F" style:font-family-generic-asian="system" style:font-pitch-asian="variable" style:font-size-asian="14pt" style:font-name-complex="F" style:font-family-generic-complex="system" style:font-pitch-complex="variable" style:font-size-complex="14pt"/>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0f4761" fo:font-style="italic" style:font-style-asian="italic" style:font-style-complex="italic"/>
    </style:style>
    <style:style style:name="Intense_20_Quote_20_Char" style:display-name="Intense Quote Char" style:family="text" style:parent-style-name="Default_20_Paragraph_20_Font">
      <style:text-properties fo:color="#0f4761"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fo:letter-spacing="0.0035in" fo:font-weight="bold" style:font-weight-asian="bold" style:font-weight-complex="bold"/>
    </style:style>
    <style:style style:name="ListLabel_20_1" style:display-name="ListLabel 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6" style:display-name="ListLabel 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5" style:display-name="ListLabel 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4" style:display-name="ListLabel 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6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5-20T11:17:00</meta:creation-date>
    <meta:initial-creator>name</meta:initial-creator>
    <meta:document-statistic meta:table-count="1" meta:image-count="3" meta:object-count="0" meta:page-count="7" meta:paragraph-count="140" meta:word-count="1515" meta:character-count="8760" meta:non-whitespace-character-count="7378"/>
    <meta:generator>LibreOfficeDev/6.0.5.2$Linux_X86_64 LibreOffice_project/</meta:generator>
  </office:meta>
</office:document-meta>
</file>